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StarSymbol1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1">
      <style:text-properties fo:font-weight="normal" style:font-weight-asian="normal" style:font-weight-complex="normal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 style:parent-style-name="Standard" style:list-style-name="L2">
      <style:text-properties style:text-underline-style="none" fo:font-weight="normal" style:font-weight-asian="normal" style:font-weight-complex="normal"/>
    </style:style>
    <style:style style:name="P8" style:family="paragraph" style:parent-style-name="Standard" style:list-style-name="L3"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position="super 58%"/>
    </style:style>
    <style:style style:name="T4" style:family="text">
      <style:text-properties style:text-position="super 58%" fo:background-color="transparent"/>
    </style:style>
    <style:style style:name="T5" style:family="text">
      <style:text-properties style:text-position="0% 100%"/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Week 4</text:p>
      <text:p text:style-name="P2"/>
      <text:p text:style-name="P2"/>
      <text:p text:style-name="P3">Fusfeld (1993) “The Market in History”</text:p>
      <text:list text:style-name="L1">
        <text:list-item>
          <text:p text:style-name="P5">the acquisitive motive (acquiring materials) was not the driving force of economic life in tribal societies</text:p>
        </text:list-item>
        <text:list-item>
          <text:p text:style-name="P5">economic integration strategies</text:p>
          <text:list>
            <text:list-item>
              <text:p text:style-name="P5">reciprocity (tribal)</text:p>
            </text:list-item>
            <text:list-item>
              <text:p text:style-name="P5">redistribution (tribal)</text:p>
            </text:list-item>
            <text:list-item>
              <text:p text:style-name="P5"><text:s/>market exchange (individualistic)</text:p>
            </text:list-item>
          </text:list>
        </text:list-item>
        <text:list-item>
          <text:p text:style-name="P5">tribal economics designed to maintain social order; strengthen kinship, friendship, cooperation, chieftainship ties ---&gt; nonmarket economic life (embedded social institutions) leads to very different value systems --- <text:span text:style-name="T1">goods</text:span> valued b/c they are part of social relations; <text:span text:style-name="T1">occupation</text:span> valued b/c of social status; </text:p>
        </text:list-item>
        <text:list-item>
          <text:p text:style-name="P5">scarcity and abundance related to the institutional relationship between subsistence (value limited; extra not worth much) and status (unlimited!); subsistence and status are <text:span text:style-name="T2">separate</text:span> in tribal societies (<text:span text:style-name="T2">linked</text:span> in market economies ---&gt; can never get enough!)</text:p>
        </text:list-item>
        <text:list-item>
          <text:p text:style-name="P5">dramatic world change is possible ---&gt; two key assumptions of modern economics (the scarcity postulate and the acquisitive postulate ) are contextual not absolute; </text:p>
        </text:list-item>
        <text:list-item>
          <text:p text:style-name="P5">we are products of historical choices!!</text:p>
        </text:list-item>
      </text:list>
      <text:p text:style-name="P2">the history:</text:p>
      <text:list text:style-name="L1">
        <text:list-item text:start-value="1">
          <text:p text:style-name="P5">agrarian gardeners overtaken by nomadic herdsman ---&gt; surplus food by adding animal power ---&gt; created stratified redistributive societies (w/ aristocracies) ---&gt; surplus used for trade for luxury items by the aristocracy---&gt; created natural rhythm of centralized power (dynasties) followed by decentralized power (broken up to regional lords; feudal) followed by centralized power....empire to feudal lords to empire to feudal lords....</text:p>
        </text:list-item>
        <text:list-item>
          <text:p text:style-name="P5">Europe vs the East ---&gt; Europe lost kinship ties late Roman time (replaced by oaths of loyalty); East maintained kinship ties</text:p>
        </text:list-item>
        <text:list-item>
          <text:p text:style-name="P5">Rise of capitalism ---&gt; Europe lost feudal ties ; little to stand in the way of market forces; alliances of kings, merchants, peasantry against the landed nobility; govt used to break down feudal constraints on use of land, labor, capitalism and promote markets</text:p>
        </text:list-item>
        <text:list-item>
          <text:p text:style-name="P5">the essential element in the rise of capitalism was the transformation of land, labor, capital into market commodities</text:p>
        </text:list-item>
        <text:list-item>
          <text:p text:style-name="P5">land, labor, capital are the three essential bldg blocks of civilization; when they become commodities the entire social system becomes embedded in and subject to market forces ---&gt; market economy becomes market society</text:p>
        </text:list-item>
      </text:list>
      <text:p text:style-name="P2"/>
      <text:p text:style-name="P2"/>
      <text:p text:style-name="P3">Kovel () “Capital”</text:p>
      <text:list text:style-name="L2">
        <text:list-item>
          <text:p text:style-name="P7">methyl isocyanate (H3C=N=O) used to create carbamate ester (urethane) pesticides like Carbyryl, Aldicarb (deactivate acetylcholinesterase; ACH a neurotransmitter) w/ structure</text:p>
        </text:list-item>
      </text:list>
      <text:p text:style-name="P4"><text:tab/><text:tab/><text:tab/></text:p>
      <text:p text:style-name="P4"><text:tab/><text:tab/><text:tab/>RHN-COOR</text:p>
      <text:list text:style-name="L2">
        <text:list-item text:start-value="1">
          <text:p text:style-name="P7">Why Bhopal (1984)? Money as the mediator of social order, power, meaning, relationship</text:p>
        </text:list-item>
        <text:list-item>
          <text:p text:style-name="P7">Factory built by workers who do not self-determine their activity (contrast tribal organization); workers the instrumental cause of the factory, Union Carbide the efficient cause (director of <text:soft-page-break/>resources)</text:p>
        </text:list-item>
        <text:list-item>
          <text:p text:style-name="P7">ecological crises reduced to a series of individual “blames” to be compensated (w/ $) through “justice”</text:p>
        </text:list-item>
        <text:list-item>
          <text:p text:style-name="P7">b/c of decreased market demand for Sevin, Bhopal plant began “cutting corners” ---&gt; drastically reduced safety and maintenance throughout the plant; but UC had already invested in the plant so...Union Carbide subject to (larger) market forces</text:p>
        </text:list-item>
        <text:list-item>
          <text:p text:style-name="P7">must question the system, not the individual “accidents” or “blames”</text:p>
        </text:list-item>
        <text:list-item>
          <text:p text:style-name="P7">In the modern world, Capital organizes social production and </text:p>
          <text:list>
            <text:list-item>
              <text:p text:style-name="P7">degrades the sources of its production</text:p>
            </text:list-item>
            <text:list-item>
              <text:p text:style-name="P7">must continuously expand to exist</text:p>
            </text:list-item>
            <text:list-item>
              <text:p text:style-name="P7">leads to chaotic-world system polarized by rich and poor</text:p>
            </text:list-item>
          </text:list>
        </text:list-item>
        <text:list-item>
          <text:p text:style-name="P7">Capital is a parasitic relationship with human culture causing humans to violate ecological, sociological integrity. <text:s/>Why? Promise of wealth ----&gt; the production by capitalism is for profit (drive for efficiency, innovation, new markets) not for best-use resource allocation</text:p>
        </text:list-item>
        <text:list-item>
          <text:p text:style-name="P7">Marx ---&gt; things have <text:span text:style-name="T1">use-value</text:span> and <text:span text:style-name="T1">exchange value</text:span>; capitalism really only values the latter; once commodified (items have the germ of capital inserted) that can only be released through consumption</text:p>
        </text:list-item>
        <text:list-item>
          <text:p text:style-name="P7">Natural resources, people, and public infrastructure ---&gt; “commodities” that are treated as all other produced commodities that enter into the production costs, the conditions of production; the mantra = cut costs!</text:p>
        </text:list-item>
        <text:list-item>
          <text:p text:style-name="P7">The acendancy of exchange-value vs use-value </text:p>
          <text:list>
            <text:list-item>
              <text:p text:style-name="P7">commodification of living beings degrades Nature (including us!) b/c ecosystems do not monetize; violates ecological principles; environmental economics ---&gt; privatize nature but severs nature a priori from its ecosystem being; the ceaseless rendering into commodities breaks down the intricacy and specificity of ecosystems.</text:p>
            </text:list-item>
            <text:list-item>
              <text:p text:style-name="P7">Creates externalities </text:p>
            </text:list-item>
          </text:list>
        </text:list-item>
        <text:list-item>
          <text:p text:style-name="P7">Capitalism must degrade a resource and as a result will ultimately <text:s/>have a contrdictory effect on profitablity ---&gt; the externalities will come back as increased costs in health care to workers, etc</text:p>
        </text:list-item>
        <text:list-item>
          <text:p text:style-name="P7">Bhopal = temporal and spatial concentration of capitalism's effects; happening globally but usually more diffuse</text:p>
        </text:list-item>
        <text:list-item>
          <text:p text:style-name="P7">Could possibly control capitalism if equilibrated but equilibrium and confinement are anathema to it</text:p>
        </text:list-item>
        <text:list-item>
          <text:p text:style-name="P7">Capital is quantitative and intolerant of necessity which only becomes a new barrier to be overcome ---&gt; creates restless dynamic in the society; seek's the new (forms of wealth); discards the obsolete; obsessed w/ change and acquisition</text:p>
        </text:list-item>
        <text:list-item>
          <text:p text:style-name="P7">boundary/barriers are the sites for new commodities ---&gt;tradeable permits; antibiotics for the diseases caused b/c of capitalism!</text:p>
        </text:list-item>
        <text:list-item>
          <text:p text:style-name="P7">The regime of profitability is one of <text:s/>permanent instability and restlessness ---&gt; even for the bourgeoisie must keep getting richer or will be gobbled up</text:p>
        </text:list-item>
        <text:list-item>
          <text:p text:style-name="P7">Any delay or retardation of the cycle M-C-M or flow of capital is a threat --- even ecological red flags</text:p>
        </text:list-item>
        <text:list-item>
          <text:p text:style-name="P7">Global warming ---&gt; either the end of capitalism or the end of the world</text:p>
        </text:list-item>
      </text:list>
      <text:p text:style-name="P4"/>
      <text:p text:style-name="P4"/>
      <text:p text:style-name="P4"/>
      <text:p text:style-name="P4"/>
      <text:p text:style-name="P3"><text:soft-page-break/>JBF Ch 4 “Ecology and Human Freedom”</text:p>
      <text:list text:style-name="L3">
        <text:list-item>
          <text:p text:style-name="P8">despite the real possibility of global, environmental meltdown (complete ecological destruction), the social response is agonizingly slow ---&gt; the environment is a costly burden on the society. Why? Threatens the mechanistic worldview that defines freedom as each individual's pursuit of self-interest w/o concern for the either society or the planet ---&gt; we must fight for the bits available ---&gt; this is freemarket individualism (this makes no sense in the holistic approach)</text:p>
        </text:list-item>
        <text:list-item>
          <text:p text:style-name="P8">Environment protection would set limits on individual's freedom to exploit resources and freedom to pursue immediate gain (accumulate wealth)</text:p>
        </text:list-item>
        <text:list-item>
          <text:p text:style-name="P8">economics trapped in an antiquated worldview (Brownian motion of people engaged solely in transactions w/o social dimensions or relationship dimensions); science has moved on economics is stuck in Newtonian mechanistic and reductionist concepts</text:p>
        </text:list-item>
        <text:list-item>
          <text:p text:style-name="P8">Freedom reduced to consumer choice ---&gt; from this (the invisible hand) the optimal social arrangements are built </text:p>
        </text:list-item>
        <text:list-item>
          <text:p text:style-name="P8">market economy ---&gt; recognition of quantity ONLY; no concern for states of quality</text:p>
        </text:list-item>
        <text:list-item>
          <text:p text:style-name="P8">failure of economic thought to evolve is a result of historical contingencies in the development of the Market</text:p>
        </text:list-item>
        <text:list-item>
          <text:p text:style-name="P8">“sustainable development” a la Global, Inc. (Stephen Schmidheiny in <text:span text:style-name="T1">Changing Course</text:span>)</text:p>
          <text:list>
            <text:list-item>
              <text:p text:style-name="P8">free market best mechanism for handling env problems ---&gt; not working b/c of market imperfections created by people and govt!</text:p>
            </text:list-item>
            <text:list-item>
              <text:p text:style-name="P8">Internalize the externalities</text:p>
            </text:list-item>
            <text:list-item>
              <text:p text:style-name="P8">minimize env regulations</text:p>
            </text:list-item>
            <text:list-item>
              <text:p text:style-name="P8">competitive, <text:s/>self-regulation of business is best way to get sustainable development</text:p>
            </text:list-item>
            <text:list-item>
              <text:p text:style-name="P8">privatize the commons</text:p>
            </text:list-item>
          </text:list>
        </text:list-item>
        <text:list-item>
          <text:p text:style-name="P8">As long as accumulation of personal wealth is the means to individual freedom, increased efficiency means we strip the resources faster ---&gt; disastrous implications for ecosystems survival</text:p>
        </text:list-item>
        <text:list-item>
          <text:p text:style-name="P8">sol'n? Reject a social system that demands fragmentation of all life and promote one of wholeness based on community</text:p>
        </text:list-item>
      </text:list>
      <text:p text:style-name="P4"/>
      <text:p text:style-name="P3">JBF Ch 5 “Let them eat pollution”</text:p>
      <text:list text:style-name="L3">
        <text:list-item>
          <text:p text:style-name="P8">The infamous World Bank memo by Larry Summers</text:p>
          <text:list>
            <text:list-item>
              <text:p text:style-name="P8">foregone earnings of Third World insignificant compared to OECD (ie their lives are worth less)</text:p>
            </text:list-item>
            <text:list-item>
              <text:p text:style-name="P8">Third World vastly-under polluted</text:p>
            </text:list-item>
            <text:list-item>
              <text:p text:style-name="P8">clean environment is a luxury good</text:p>
            </text:list-item>
          </text:list>
        </text:list-item>
        <text:list-item>
          <text:p text:style-name="P8">Summer's job as chief economist for the World Bank = create conditions conducive to world capital accumulation; neither the fate of peoples, nations, the earth (or other capitalists!) can stand in the way</text:p>
        </text:list-item>
        <text:list-item>
          <text:p text:style-name="P8">valuation of human life (as applied to different economic classes people) is at the very core of a capitalist economy! Whether this is explicitly stated or not</text:p>
        </text:list-item>
        <text:list-item>
          <text:p text:style-name="P8">Look at US ---&gt; OMB says the value of human life 0.5 x 10<text:span text:style-name="T4">6</text:span> to 2 x 10<text:span text:style-name="T3">6 </text:span><text:span text:style-name="T5">---&gt; thus some forms of pollution abatement are cost effective and others are not = “maximize the net benefits to society”</text:span></text:p>
        </text:list-item>
        <text:list-item>
          <text:p text:style-name="P8"><text:span text:style-name="T5">the shocking lack of perspective offered by Cline's analysis that a temp rise of 10 to 18 deg C by 2300 will only affect economic growth by 20 % GDP (max) ----&gt; misses the point that we're </text:span><text:soft-page-break/><text:span text:style-name="T5">extinct!</text:span></text:p>
        </text:list-item>
        <text:list-item>
          <text:p text:style-name="P8"><text:span text:style-name="T5">Capitalism may allow itself to be moderated but never abolished! Will stall –indefinitely</text:span></text:p>
        </text:list-item>
        <text:list-item>
          <text:p text:style-name="P8"><text:span text:style-name="T5">new systems of production, distribution, technology, and growth are needed if environmental catastrophe is to be avoided. <text:s/>Capitalism is not up to that task. Period. <text:s/>It must be superseded.</text:span></text:p>
        </text:list-item>
        <text:list-item>
          <text:p text:style-name="P8"><text:span text:style-name="T5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StarSymbol1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11-10-14T14:10:32</meta:creation-date>
    <dc:date>2011-10-15T20:26:19</dc:date>
    <meta:editing-cycles>9</meta:editing-cycles>
    <meta:editing-duration>PT9H20M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70" meta:word-count="1280" meta:character-count="8633"/>
  </office:meta>
</office:document-meta>
</file>